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9.0028in" table:align="left"/>
    </style:style>
    <style:style style:name="Table2.A" style:family="table-column">
      <style:table-column-properties style:column-width="1.6889in"/>
    </style:style>
    <style:style style:name="Table2.B" style:family="table-column">
      <style:table-column-properties style:column-width="2.2472in"/>
    </style:style>
    <style:style style:name="Table2.C" style:family="table-column">
      <style:table-column-properties style:column-width="1.4361in"/>
    </style:style>
    <style:style style:name="Table2.D" style:family="table-column">
      <style:table-column-properties style:column-width="1.0639in"/>
    </style:style>
    <style:style style:name="Table2.E" style:family="table-column">
      <style:table-column-properties style:column-width="0.8111in"/>
    </style:style>
    <style:style style:name="Table2.F" style:family="table-column">
      <style:table-column-properties style:column-width="0.8778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15d1f"/>
    </style:style>
    <style:style style:name="P2" style:family="paragraph" style:parent-style-name="Standard">
      <style:text-properties officeooo:rsid="00232009" officeooo:paragraph-rsid="00232009"/>
    </style:style>
    <style:style style:name="P3" style:family="paragraph" style:parent-style-name="Standard">
      <style:text-properties officeooo:rsid="00267a36" officeooo:paragraph-rsid="00267a36"/>
    </style:style>
    <style:style style:name="P4" style:family="paragraph" style:parent-style-name="Standard">
      <style:text-properties officeooo:rsid="00279968" officeooo:paragraph-rsid="00279968"/>
    </style:style>
    <style:style style:name="P5" style:family="paragraph" style:parent-style-name="Standard">
      <style:text-properties officeooo:rsid="002a45ce" officeooo:paragraph-rsid="002a45ce"/>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paragraph-rsid="00215d1f"/>
    </style:style>
    <style:style style:name="P8" style:family="paragraph" style:parent-style-name="Preformatted_20_Text">
      <style:paragraph-properties fo:margin-top="0in" fo:margin-bottom="0.1965in" loext:contextual-spacing="false"/>
      <style:text-properties officeooo:paragraph-rsid="004aef1c"/>
    </style:style>
    <style:style style:name="P9" style:family="paragraph" style:parent-style-name="Preformatted_20_Text">
      <style:text-properties officeooo:paragraph-rsid="00215d1f"/>
    </style:style>
    <style:style style:name="P10" style:family="paragraph" style:parent-style-name="Text_20_body">
      <style:text-properties officeooo:paragraph-rsid="003866e2"/>
    </style:style>
    <style:style style:name="P11" style:family="paragraph" style:parent-style-name="Text_20_body">
      <style:text-properties officeooo:paragraph-rsid="00483aa3"/>
    </style:style>
    <style:style style:name="P12" style:family="paragraph" style:parent-style-name="Text_20_body">
      <style:text-properties officeooo:paragraph-rsid="00487b0f"/>
    </style:style>
    <style:style style:name="P13" style:family="paragraph" style:parent-style-name="Title">
      <style:text-properties fo:color="#006666" officeooo:rsid="001aaadd"/>
    </style:style>
    <style:style style:name="P14" style:family="paragraph" style:parent-style-name="Table_20_Heading">
      <style:paragraph-properties fo:text-align="center" style:justify-single-word="false"/>
      <style:text-properties fo:font-weight="bold" officeooo:rsid="004c2172" officeooo:paragraph-rsid="004c2172" style:font-weight-asian="bold" style:font-weight-complex="bold"/>
    </style:style>
    <style:style style:name="P15" style:family="paragraph" style:parent-style-name="Table_20_Heading">
      <style:paragraph-properties fo:text-align="center" style:justify-single-word="false"/>
      <style:text-properties fo:font-weight="bold" officeooo:rsid="005380a6" officeooo:paragraph-rsid="005380a6" style:font-weight-asian="bold" style:font-weight-complex="bold"/>
    </style:style>
    <style:style style:name="P16" style:family="paragraph" style:parent-style-name="Table_20_Heading">
      <style:paragraph-properties fo:text-align="center" style:justify-single-word="false" fo:background-color="transparent">
        <style:background-image/>
      </style:paragraph-properties>
      <style:text-properties fo:font-weight="bold" officeooo:rsid="004c2172" officeooo:paragraph-rsid="004c2172" style:font-weight-asian="bold"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Text_20_body">
      <style:text-properties officeooo:paragraph-rsid="00487b0f"/>
    </style:style>
    <style:style style:name="P23" style:family="paragraph" style:parent-style-name="Text_20_body">
      <style:text-properties officeooo:rsid="004c2172" officeooo:paragraph-rsid="004c2172"/>
    </style:style>
    <style:style style:name="P24" style:family="paragraph" style:parent-style-name="Text_20_body">
      <style:text-properties officeooo:rsid="0050adbb" officeooo:paragraph-rsid="0050adbb"/>
    </style:style>
    <style:style style:name="P25" style:family="paragraph" style:parent-style-name="Text_20_body">
      <style:text-properties officeooo:rsid="0054f8a2" officeooo:paragraph-rsid="0054f8a2"/>
    </style:style>
    <style:style style:name="P26" style:family="paragraph" style:parent-style-name="Heading_20_1">
      <style:text-properties officeooo:paragraph-rsid="0054f8a2"/>
    </style:style>
    <style:style style:name="P27" style:family="paragraph" style:parent-style-name="Heading_20_3">
      <style:text-properties officeooo:rsid="003ed496" officeooo:paragraph-rsid="003ed496"/>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Table_20_Contents">
      <style:paragraph-properties fo:text-align="center" style:justify-single-word="false"/>
      <style:text-properties officeooo:rsid="004c2172" officeooo:paragraph-rsid="004c2172"/>
    </style:style>
    <style:style style:name="P30" style:family="paragraph" style:parent-style-name="Table_20_Contents">
      <style:paragraph-properties fo:text-align="center" style:justify-single-word="false"/>
      <style:text-properties fo:font-weight="bold" officeooo:rsid="004c2172" officeooo:paragraph-rsid="004c2172" style:font-weight-asian="bold" style:font-weight-complex="bold"/>
    </style:style>
    <style:style style:name="P31" style:family="paragraph" style:parent-style-name="Table_20_Contents">
      <style:paragraph-properties fo:text-align="center" style:justify-single-word="false"/>
      <style:text-properties fo:font-weight="bold" officeooo:rsid="004fefb8" officeooo:paragraph-rsid="004fefb8" style:font-weight-asian="bold" style:font-weight-complex="bold"/>
    </style:style>
    <style:style style:name="P32" style:family="paragraph" style:parent-style-name="Table_20_Contents">
      <style:paragraph-properties fo:text-align="center" style:justify-single-word="false"/>
      <style:text-properties officeooo:rsid="004d9007" officeooo:paragraph-rsid="004d9007"/>
    </style:style>
    <style:style style:name="P33" style:family="paragraph" style:parent-style-name="Table_20_Contents">
      <style:paragraph-properties fo:text-align="center" style:justify-single-word="false"/>
      <style:text-properties officeooo:rsid="004ea88b" officeooo:paragraph-rsid="004ea88b"/>
    </style:style>
    <style:style style:name="P34" style:family="paragraph" style:parent-style-name="Table_20_Contents">
      <style:paragraph-properties fo:text-align="center" style:justify-single-word="false"/>
      <style:text-properties officeooo:rsid="004f532a" officeooo:paragraph-rsid="004f532a"/>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officeooo:rsid="00201547"/>
    </style:style>
    <style:style style:name="T11" style:family="text">
      <style:text-properties officeooo:rsid="00215d1f"/>
    </style:style>
    <style:style style:name="T12" style:family="text">
      <style:text-properties officeooo:rsid="00232009"/>
    </style:style>
    <style:style style:name="T13" style:family="text">
      <style:text-properties officeooo:rsid="0025e86f"/>
    </style:style>
    <style:style style:name="T14" style:family="text">
      <style:text-properties officeooo:rsid="00267a36"/>
    </style:style>
    <style:style style:name="T15" style:family="text">
      <style:text-properties officeooo:rsid="00276a27"/>
    </style:style>
    <style:style style:name="T16" style:family="text">
      <style:text-properties officeooo:rsid="00297862"/>
    </style:style>
    <style:style style:name="T17" style:family="text">
      <style:text-properties officeooo:rsid="002a17d2"/>
    </style:style>
    <style:style style:name="T18" style:family="text">
      <style:text-properties officeooo:rsid="002a45ce"/>
    </style:style>
    <style:style style:name="T19" style:family="text">
      <style:text-properties officeooo:rsid="002a4acf"/>
    </style:style>
    <style:style style:name="T20" style:family="text">
      <style:text-properties officeooo:rsid="002ad51b"/>
    </style:style>
    <style:style style:name="T21" style:family="text">
      <style:text-properties officeooo:rsid="002ae968"/>
    </style:style>
    <style:style style:name="T22" style:family="text">
      <style:text-properties officeooo:rsid="002c38a1"/>
    </style:style>
    <style:style style:name="T23" style:family="text">
      <style:text-properties fo:font-style="normal" style:font-style-asian="normal" style:font-style-complex="normal"/>
    </style:style>
    <style:style style:name="T24" style:family="text">
      <style:text-properties officeooo:rsid="003573f7"/>
    </style:style>
    <style:style style:name="T25" style:family="text">
      <style:text-properties officeooo:rsid="00455a61"/>
    </style:style>
    <style:style style:name="T26" style:family="text">
      <style:text-properties officeooo:rsid="005380a6"/>
    </style:style>
    <style:style style:name="T27" style:family="text">
      <style:text-properties officeooo:rsid="0054f8a2"/>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text:span text:style-name="T21">PICS</text:span> Qt at GitHub</text:p>
      <text:table-of-content text:style-name="Sect1" text:protected="true" text:name="Table of Contents1">
        <text:table-of-content-source text:outline-level="1"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28"><text:a xlink:type="simple" xlink:href="#__RefHeading__535_1828029437" text:style-name="Index_20_Link" text:visited-style-name="Index_20_Link">Introduction<text:tab/></text:a></text:p>
          <text:p text:style-name="P28"><text:a xlink:type="simple" xlink:href="#__RefHeading__685_1625597089" text:style-name="Index_20_Link" text:visited-style-name="Index_20_Link">Structure<text:tab/></text:a></text:p>
          <text:p text:style-name="P28"><text:a xlink:type="simple" xlink:href="#__RefHeading__539_1828029437" text:style-name="Index_20_Link" text:visited-style-name="Index_20_Link">License<text:tab/></text:a></text:p>
          <text:p text:style-name="P28"><text:a xlink:type="simple" xlink:href="#__RefHeading__541_1828029437" text:style-name="Index_20_Link" text:visited-style-name="Index_20_Link">Prerequisites for EPICS Qt<text:tab/></text:a></text:p>
          <text:p text:style-name="P28"><text:a xlink:type="simple" xlink:href="#__RefHeading__581_1625597089" text:style-name="Index_20_Link" text:visited-style-name="Index_20_Link">Getting Started - Headless Build<text:tab/></text:a></text:p>
          <text:p text:style-name="P28"><text:a xlink:type="simple" xlink:href="#__RefHeading__511_361286565" text:style-name="Index_20_Link" text:visited-style-name="Index_20_Link">Getting Started - qtcreator Build<text:tab/></text:a></text:p>
          <text:p text:style-name="P28"><text:a xlink:type="simple" xlink:href="#__RefHeading__687_1625597089" text:style-name="Index_20_Link" text:visited-style-name="Index_20_Link">Environment Variables<text:tab/></text:a></text:p>
          <text:p text:style-name="P28"><text:a xlink:type="simple" xlink:href="#__RefHeading__547_1828029437" text:style-name="Index_20_Link" text:visited-style-name="Index_20_Link">Future Plans<text:tab/></text:a></text:p>
          <text:p text:style-name="P28"><text:a xlink:type="simple" xlink:href="#__RefHeading__549_1828029437" text:style-name="Index_20_Link" text:visited-style-name="Index_20_Link">Feed Back and Collaboration<text:tab/></text:a></text:p>
          <text:p text:style-name="P28"><text:a xlink:type="simple" xlink:href="#__RefHeading__583_1625597089" text:style-name="Index_20_Link" text:visited-style-name="Index_20_Link">Credits<text:tab/></text:a></text:p>
        </text:index-body>
      </text:table-of-content>
      <text:p text:style-name="Text_20_body"/>
      <text:h text:style-name="Heading_20_1" text:outline-level="1"><text:bookmark-start text:name="__RefHeading__535_1828029437"/>Introduction<text:bookmark-end text:name="__RefHeading__535_1828029437"/></text:h>
      <text:p text:style-name="Text_20_body"><text:span text:style-name="T2">NOTE:</text:span> We are still preparing the <text:span text:style-name="T1">GitHub</text:span> repositories including this documentation. An <text:span text:style-name="T3">announcement</text:span> will be made on tech-talk in due course when we are ready.</text:p>
      <text:h text:style-name="Heading_20_1" text:outline-level="1"><text:bookmark-start text:name="__RefHeading__685_1625597089"/>Structure<text:bookmark-end text:name="__RefHeading__685_1625597089"/></text:h>
      <text:p text:style-name="Text_20_body">This describes how the <text:span text:style-name="T1">repositories</text:span> at <text:span text:style-name="T1">GitHub</text:span> are organised.<text:line-break/><text:line-break/>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2">the </text:span><text:span text:style-name="T9">qegui</text:span><text:span text:style-name="T22"> </text:span>display manager. The documentation is included within the qeframework repository.<text:line-break/><text:line-break/>The other repositories are optional, and basically provide examples of using or extending the framework.</text:p>
      <text:list xml:id="list1957802107150549632" text:style-name="L1">
        <text:list-item>
          <text:p text:style-name="P17"><text:a xlink:type="simple" xlink:href="https://github.com/qtepics/qeMonitor" text:style-name="Internet_20_link" text:visited-style-name="Visited_20_Internet_20_Link">QE Monitor</text:a></text:p>
        </text:list-item>
      </text:list>
      <text:list xml:id="list7152305151434179289" text:style-name="L2">
        <text:list-item>
          <text:p text:style-name="P18"><text:a xlink:type="simple" xlink:href="https://github.com/qtepics/qeReadArchive" text:style-name="Internet_20_link" text:visited-style-name="Visited_20_Internet_20_Link">QE Read Archive</text:a></text:p>
        </text:list-item>
      </text:list>
      <text:list xml:id="list5160213032226276632" text:style-name="L3">
        <text:list-item>
          <text:p text:style-name="P19"><text:a xlink:type="simple" xlink:href="https://github.com/qtepics/qeWidgetDisplay" text:style-name="Internet_20_link" text:visited-style-name="Visited_20_Internet_20_Link">QE Widget Display</text:a></text:p>
        </text:list-item>
      </text:list>
      <text:list xml:id="list7265994034683905533" text:style-name="L4">
        <text:list-item>
          <text:p text:style-name="P20"><text:a xlink:type="simple" xlink:href="https://github.com/qtepics/qeExamplePlugin" text:style-name="Internet_20_link" text:visited-style-name="Visited_20_Internet_20_Link">QE Example Plugin</text:a></text:p>
        </text:list-item>
      </text:list>
      <text:list xml:id="list8920109563441041672" text:style-name="L5">
        <text:list-item>
          <text:p text:style-name="P21"><text:a xlink:type="simple" xlink:href="https://github.com/qtepics/qeByteArrayTest" text:style-name="Internet_20_link" text:visited-style-name="Visited_20_Internet_20_Link">QE Byte Array Test</text:a></text:p>
        </text:list-item>
      </text:list>
      <text:p text:style-name="P11"><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p>
      <text:p text:style-name="P11">However, each component is now located within its ow<text:span text:style-name="T23">n &lt;top&gt; d</text:span>irectory that allows the component to be readily (and headlessly) built in a much more EPICS-like <text:span text:style-name="T22">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p>
      <text:p text:style-name="P11">In the case of qeframework, the in<text:span text:style-name="T22">c</text:span>lude files are placed in &lt;top&gt;/include and the shared library/dll file is place in<text:span text:style-name="T23"> &lt;top&gt;/</text:span>lib/&lt;epics_host_arch&gt;. In the case of qegui, this is located in &lt;top&gt;/bin/&lt;epics_host_arch&gt;. The use of the environment variable QE_TARGET_DIR may still be used to override this.</text:p>
      <text:p text:style-name="P11">Each code repository has a an <text:s/>r3.4.2 tag which corresponds to SourceForge 3.4.2 release.</text:p>
      <text:p text:style-name="P11"/>
      <text:h text:style-name="Heading_20_1" text:outline-level="1"><text:bookmark-start text:name="__RefHeading__539_1828029437"/>License<text:bookmark-end text:name="__RefHeading__539_1828029437"/></text:h>
      <text:p text:style-name="P10">The EPICS QT Framework is free software: you can redistribute it and/or modify it under the terms of the GNU Lesser General Public License as published by the Free Software Foundation, either version 3 of the License, or (at your option) any later version.</text:p>
      <text:p text:style-name="P10">The EPICS QT Framework is distributed in the hope that it will be useful, but WITHOUT ANY WARRANTY; without even the implied warranty of MERCHANTABILITY or FITNESS FOR A PARTICULAR PURPOSE. <text:s/>See the GNU Lesser General Public License for more details.</text:p>
      <text:p text:style-name="P10">You should have received a copy of the GNU Lesser General Public License along with the EPICS QT Framework. <text:s/>If not, see <text:a xlink:type="simple" xlink:href="https://www.gnu.org/licenses/" text:style-name="Internet_20_link" text:visited-style-name="Visited_20_Internet_20_Link">https://www.gnu.org/licenses/</text:a>.</text:p>
      <text:p text:style-name="P10"/>
      <text:h text:style-name="Heading_20_1" text:outline-level="1"><text:bookmark-start text:name="__RefHeading__541_1828029437"/><text:span text:style-name="T3">Prerequisites</text:span> for E<text:span text:style-name="T13">PICS </text:span>Qt<text:bookmark-end text:name="__RefHeading__541_1828029437"/></text:h>
      <text:h text:style-name="Heading_20_3" text:outline-level="3">Install/build EPICS</text:h>
      <text:p text:style-name="Standard">Please visit the <text:a xlink:type="simple" xlink:href="http://www.aps.anl.gov/epics/" text:style-name="Internet_20_link" text:visited-style-name="Visited_20_Internet_20_Link">EPICS</text:a> web page for details. </text:p>
      <text:h text:style-name="Heading_20_3" text:outline-level="3">Install Qt</text:h>
      <text:p text:style-name="Standard">At least <text:span text:style-name="T10">version </text:span>4.6. <text:span text:style-name="T25">Versions 4.6, 4.8, </text:span>5.6 and 5.7 have been successfully used <text:span text:style-name="T10">at the Australian Synchrotron.</text:span></text:p>
      <text:h text:style-name="Heading_20_3" text:outline-level="3">Install QWT</text:h>
      <text:p text:style-name="P12">The version must be compatible with <text:span text:style-name="T19">your version of </text:span>Qt. </text:p>
      <text:h text:style-name="Heading_20_3" text:outline-level="3">Example Configurations</text:h>
      <text:p text:style-name="P24">The following configuration combination have recently been buil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row>
          <table:table-cell table:style-name="Table2.A1" office:value-type="string">
            <text:p text:style-name="P16"><text:span text:style-name="T26">Host </text:span>OS</text:p>
          </table:table-cell>
          <table:table-cell table:style-name="Table2.A1" office:value-type="string">
            <text:p text:style-name="P14">Compiler</text:p>
          </table:table-cell>
          <table:table-cell table:style-name="Table2.A1" office:value-type="string">
            <text:p text:style-name="P15">EPICS HOST ARCH</text:p>
          </table:table-cell>
          <table:table-cell table:style-name="Table2.A1" office:value-type="string">
            <text:p text:style-name="P30">EPICS</text:p>
          </table:table-cell>
          <table:table-cell table:style-name="Table2.A1" office:value-type="string">
            <text:p text:style-name="P30">QWT</text:p>
          </table:table-cell>
          <table:table-cell table:style-name="Table2.A1" office:value-type="string">
            <text:p text:style-name="P30">QT</text:p>
          </table:table-cell>
          <table:table-cell table:style-name="Table2.G1" office:value-type="string">
            <text:p text:style-name="P31">EpicsQt</text:p>
          </table:table-cell>
        </table:table-row>
        <table:table-row>
          <table:table-cell table:style-name="Table2.A2" office:value-type="string">
            <text:p text:style-name="P29">CentOS Linux release 7.3.1611</text:p>
          </table:table-cell>
          <table:table-cell table:style-name="Table2.A2" office:value-type="string">
            <text:p text:style-name="P29">g++ (GCC) 4.8.5</text:p>
          </table:table-cell>
          <table:table-cell table:style-name="Table2.A2" office:value-type="string">
            <text:p text:style-name="P29">linux-x86_64</text:p>
          </table:table-cell>
          <table:table-cell table:style-name="Table2.A2" office:value-type="string">
            <text:p text:style-name="P29">3.15.5</text:p>
          </table:table-cell>
          <table:table-cell table:style-name="Table2.A2" office:value-type="string">
            <text:p text:style-name="P29"><text:s/>6.1.3</text:p>
          </table:table-cell>
          <table:table-cell table:style-name="Table2.A2" office:value-type="string">
            <text:p text:style-name="P29">5.7.1</text:p>
          </table:table-cell>
          <table:table-cell table:style-name="Table2.G2" office:value-type="string">
            <text:p text:style-name="P32">3.4.2</text:p>
          </table:table-cell>
        </table:table-row>
        <table:table-row>
          <table:table-cell table:style-name="Table2.A2" office:value-type="string">
            <text:p text:style-name="P32">CentOS release 6.8</text:p>
          </table:table-cell>
          <table:table-cell table:style-name="Table2.A2" office:value-type="string">
            <text:p text:style-name="P32">g++ (GCC) 4.8.2</text:p>
          </table:table-cell>
          <table:table-cell table:style-name="Table2.A2" office:value-type="string">
            <text:p text:style-name="P29">linux-x86_64</text:p>
          </table:table-cell>
          <table:table-cell table:style-name="Table2.A2" office:value-type="string">
            <text:p text:style-name="P32">3.14.12.4</text:p>
          </table:table-cell>
          <table:table-cell table:style-name="Table2.A2" office:value-type="string">
            <text:p text:style-name="P32">5.1.1</text:p>
          </table:table-cell>
          <table:table-cell table:style-name="Table2.A2" office:value-type="string">
            <text:p text:style-name="P32">4.6.2</text:p>
          </table:table-cell>
          <table:table-cell table:style-name="Table2.G2" office:value-type="string">
            <text:p text:style-name="P32">3.3.1</text:p>
          </table:table-cell>
        </table:table-row>
        <table:table-row>
          <table:table-cell table:style-name="Table2.A2" office:value-type="string">
            <text:p text:style-name="P32">CentOS Linux release 7.3.1611</text:p>
          </table:table-cell>
          <table:table-cell table:style-name="Table2.A2" office:value-type="string">
            <text:p text:style-name="P32">g++ (GCC) 4.8.5</text:p>
          </table:table-cell>
          <table:table-cell table:style-name="Table2.A2" office:value-type="string">
            <text:p text:style-name="P29">linux-x86_64</text:p>
          </table:table-cell>
          <table:table-cell table:style-name="Table2.A2" office:value-type="string">
            <text:p text:style-name="P32">3.14.12.4</text:p>
          </table:table-cell>
          <table:table-cell table:style-name="Table2.A2" office:value-type="string">
            <text:p text:style-name="P32">6.1.1</text:p>
          </table:table-cell>
          <table:table-cell table:style-name="Table2.A2" office:value-type="string">
            <text:p text:style-name="P32">4.8.5</text:p>
          </table:table-cell>
          <table:table-cell table:style-name="Table2.G2" office:value-type="string">
            <text:p text:style-name="P32">3.3.1</text:p>
          </table:table-cell>
        </table:table-row>
        <table:table-row>
          <table:table-cell table:style-name="Table2.A2" office:value-type="string">
            <text:p text:style-name="P33">CentOS release 6.8</text:p>
          </table:table-cell>
          <table:table-cell table:style-name="Table2.A2" office:value-type="string">
            <text:p text:style-name="P33">g++ (GCC) 4.8.2</text:p>
          </table:table-cell>
          <table:table-cell table:style-name="Table2.A2" office:value-type="string">
            <text:p text:style-name="P33">linux-x86</text:p>
          </table:table-cell>
          <table:table-cell table:style-name="Table2.A2" office:value-type="string">
            <text:p text:style-name="P33"><text:s text:c="2"/>3.14.12.4 <text:s/></text:p>
          </table:table-cell>
          <table:table-cell table:style-name="Table2.A2" office:value-type="string">
            <text:p text:style-name="P33">5.1.1</text:p>
          </table:table-cell>
          <table:table-cell table:style-name="Table2.A2" office:value-type="string">
            <text:p text:style-name="P33">4.6.2</text:p>
          </table:table-cell>
          <table:table-cell table:style-name="Table2.G2" office:value-type="string">
            <text:p text:style-name="P33">3.3.1</text:p>
          </table:table-cell>
        </table:table-row>
        <table:table-row>
          <table:table-cell table:style-name="Table2.A2" office:value-type="string">
            <text:p text:style-name="P34">CentOS release 6.9</text:p>
          </table:table-cell>
          <table:table-cell table:style-name="Table2.A2" office:value-type="string">
            <text:p text:style-name="P34">g++ (GCC) 4.4.7</text:p>
          </table:table-cell>
          <table:table-cell table:style-name="Table2.A2" office:value-type="string">
            <text:p text:style-name="P34">linux-x86_64</text:p>
          </table:table-cell>
          <table:table-cell table:style-name="Table2.A2" office:value-type="string">
            <text:p text:style-name="P34">3.15.5</text:p>
          </table:table-cell>
          <table:table-cell table:style-name="Table2.A2" office:value-type="string">
            <text:p text:style-name="P34">5.1.1</text:p>
          </table:table-cell>
          <table:table-cell table:style-name="Table2.A2" office:value-type="string">
            <text:p text:style-name="P34">4.8.4</text:p>
          </table:table-cell>
          <table:table-cell table:style-name="Table2.G2" office:value-type="string">
            <text:p text:style-name="P34">3.4.2</text:p>
          </table:table-cell>
        </table:table-row>
        <table:table-row>
          <table:table-cell table:style-name="Table2.A2" office:value-type="string">
            <text:p text:style-name="P34">Windows 7</text:p>
          </table:table-cell>
          <table:table-cell table:style-name="Table2.A2" office:value-type="string">
            <text:p text:style-name="P34">g++ (i686-posix-dwarf-rev1, Built by MinGW-W64 project) 4.9.2</text:p>
          </table:table-cell>
          <table:table-cell table:style-name="Table2.A2" office:value-type="string">
            <text:p text:style-name="P34">win32-x86-mingw</text:p>
          </table:table-cell>
          <table:table-cell table:style-name="Table2.A2" office:value-type="string">
            <text:p text:style-name="P34"><text:s text:c="2"/>3.14.12.4 <text:s/></text:p>
          </table:table-cell>
          <table:table-cell table:style-name="Table2.A2" office:value-type="string">
            <text:p text:style-name="P34">6.1.3</text:p>
          </table:table-cell>
          <table:table-cell table:style-name="Table2.A2" office:value-type="string">
            <text:p text:style-name="P34">5.6</text:p>
          </table:table-cell>
          <table:table-cell table:style-name="Table2.G2" office:value-type="string">
            <text:p text:style-name="P34">3.4.2</text:p>
          </table:table-cell>
        </table:table-row>
      </table:table>
      <text:p text:style-name="P23"/>
      <text:p text:style-name="P12"/>
      <text:h text:style-name="Heading_20_1" text:outline-level="1"><text:bookmark-start text:name="__RefHeading__581_1625597089"/>Getting Started - <text:span text:style-name="T10">H</text:span>eadless <text:span text:style-name="T10">B</text:span>uild<text:bookmark-end text:name="__RefHeading__581_1625597089"/></text:h>
      <text:p text:style-name="Text_20_body"><text:span text:style-name="T12">There is some useful information in </text:span><text:a xlink:type="simple" xlink:href="https://github.com/qtepics/qeframework/blob/master/documentation/QE_GettingStarted.pdf" text:style-name="Internet_20_link" text:visited-style-name="Visited_20_Internet_20_Link"><text:span text:style-name="T12">QE_GettingStarted.pdf</text:span></text:a><text:span text:style-name="T12">, however this document still refers to the old structure and to SourceForge as the source.</text:span></text:p>
      <text:p text:style-name="Text_20_body">The commands shown here illustrate downloading and building epicsQt <text:span text:style-name="T11">in the</text:span> directory <text:span text:style-name="T2">/home/user/qtepics</text:span>. This is just for the purposes of providing example commands. You are free to to down load and install anywhere on your system.</text:p>
      <text:p text:style-name="Text_20_body">Note: This instructions are currently Linux-centric, but hopefully Window's users will have no trouble translating to the Window's <text:span text:style-name="T11">equivalent.</text:span> </text:p>
      <text:p text:style-name="Text_20_body">Download source code and documentation</text:p>
      <text:p text:style-name="Text_20_body">Clone the framework and the qegui repositories.</text:p>
      <text:p text:style-name="Preformatted_20_Text"><text:s text:c="3"/>mkdir /home/user/qtepics</text:p>
      <text:p text:style-name="Preformatted_20_Text"><text:s text:c="3"/>cd /home/user/qtepics</text:p>
      <text:p text:style-name="Preformatted_20_Text"><text:s text:c="3"/>git clone <text:a xlink:type="simple" xlink:href="https://github.com/qtepics/qeframework.git" text:style-name="Internet_20_link" text:visited-style-name="Visited_20_Internet_20_Link">https://github.com/qtepics/qeframework.git</text:a></text:p>
      <text:p text:style-name="Preformatted_20_Text"><text:s text:c="3"/>git clone <text:a xlink:type="simple" xlink:href="https://github.com/qtepics/qegui.git" text:style-name="Internet_20_link" text:visited-style-name="Visited_20_Internet_20_Link">https://github.com/qtepics/qegui.git</text:a></text:p>
      <text:p text:style-name="Preformatted_20_Text"/>
      <text:h text:style-name="Heading_20_3" text:outline-level="3">RELEASE files</text:h>
      <text:p text:style-name="Text_20_body">Modify /home/user/qtepics/qeframework/configure/RELEASE file such that: </text:p>
      <text:p text:style-name="P6"><text:s text:c="3"/>EPICS_BASE=&lt;a reference your EPICS base&gt;</text:p>
      <text:p text:style-name="Text_20_body">Modify qegui/configure/RELEASE file such that: </text:p>
      <text:p text:style-name="Preformatted_20_Text"><text:s text:c="3"/>EPICS_BASE=&lt;a reference your EPICS base&gt;</text:p>
      <text:p text:style-name="P6"><text:s text:c="3"/>QE_FRAMEWORK=/home/user/qtepics/qeframewor<text:span text:style-name="T24">k <text:s/># example</text:span></text:p>
      <text:h text:style-name="Heading_20_3" text:outline-level="3"><text:span text:style-name="T10">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1">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3" text:outline-level="3">qmake</text:h>
      <text:p text:style-name="P1">When used in headless mode, the <text:span text:style-name="T5">qmake</text:span> program is invoked to generate a Makefile. Ensure that your PATH <text:span text:style-name="T11">environment</text:span> variable results in required version of qmake being available. For some versions of Qt, the <text:span text:style-name="T5">qmake</text:span> program is know as <text:span text:style-name="T5">qmake-qt4</text:span>. In this case it will be necessary to "fake" it, e.g.:</text:p>
      <text:p text:style-name="P9"><text:s text:c="3"/></text:p>
      <text:p text:style-name="P9"><text:s text:c="3"/>cd <text:span text:style-name="T24">${HOME}</text:span>/bin</text:p>
      <text:p text:style-name="P6"><text:s text:c="3"/>ln -s /usr/bin/qmake-qt4 qmake </text:p>
      <text:p text:style-name="Text_20_body">or something similar. </text:p>
      <text:h text:style-name="Heading_20_3" text:outline-level="3">MinGW compiler</text:h>
      <text:p text:style-name="Standard">If using the MinGW compiler, modify the /home/user/qtepics/qeframework/qeframeworkSup/project/framework.pro project file (<text:span text:style-name="T24">approximately</text:span> line 50) and un-comment the line: </text:p>
      <text:p text:style-name="P7"><text:s text:c="3"/><text:line-break/> <text:s text:c="2"/>#DEFINES += _MINGW=TRUE</text:p>
      <text:p text:style-name="Text_20_body">to be: </text:p>
      <text:p text:style-name="P6"><text:s text:c="3"/>DEFINES += _MINGW=TRUE</text:p>
      <text:h text:style-name="Heading_20_3" text:outline-level="3">Build</text:h>
      <text:p text:style-name="Preformatted_20_Text"><text:s text:c="3"/>cd <text:s/>/home/user/qtepics/qeframework</text:p>
      <text:p text:style-name="Preformatted_20_Text"><text:s text:c="3"/>make</text:p>
      <text:p text:style-name="Preformatted_20_Text"><text:s text:c="3"/>cd <text:s/>/home/user/qtepics/qegui</text:p>
      <text:p text:style-name="P8"><text:s text:c="3"/>make</text:p>
      <text:h text:style-name="P26" text:outline-level="1"><text:bookmark-start text:name="__RefHeading__511_361286565"/>Getting Started - <text:span text:style-name="T27">qtcreator</text:span> <text:span text:style-name="T10">B</text:span>uild<text:bookmark-end text:name="__RefHeading__511_361286565"/></text:h>
      <text:p text:style-name="P25">TBD</text:p>
      <text:p text:style-name="P25"/>
      <text:h text:style-name="Heading_20_1" text:outline-level="1"><text:bookmark-start text:name="__RefHeading__687_1625597089"/>Environment Variables<text:bookmark-end text:name="__RefHeading__687_1625597089"/></text:h>
      <text:p text:style-name="Text_20_body">Build Time Environment Variables</text:p>
      <text:p text:style-name="Text_20_body">EPICS_BASE - <text:span text:style-name="T16">defines the location of EPICS base. For headless building, this is defined in the configure/RELEASE file, however when using </text:span><text:span text:style-name="T6">qtcreator</text:span><text:span text:style-name="T16"> it must be explicitly defined.</text:span></text:p>
      <text:p text:style-name="Text_20_body">EPICS_HOST_ARCH - <text:span text:style-name="T17">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18">defines the location of the qeframework </text:span><text:span text:style-name="T7">top</text:span><text:span text:style-name="T18"> directory, and is needed the <text:s/>qeframework clients such as qegui, but not for the framework itself. <text:s/>For headless building, this is defined in the configure/RELEASE file, however when using </text:span><text:span text:style-name="T6">qtcreator</text:span><text:span text:style-name="T16">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19">following are </text:span>all optional.</text:p>
      <text:p text:style-name="Standard"/>
      <text:p text:style-name="Text_20_body">QE_UI_PATH – <text:span text:style-name="T20">defines alternative/additional <text:s/>paths used when searching for a ui file.</text:span></text:p>
      <text:p text:style-name="Text_20_body">QE_ARCHIVE_LIST - <text:span text:style-name="T20">specifies a list of channel archive servers.</text:span></text:p>
      <text:p text:style-name="Text_20_body">QE_ARCHIVE_PATTERN - <text:s/><text:span text:style-name="T20">pattern match applied when extracting PV list from the archivers.</text:span></text:p>
      <text:p text:style-name="Text_20_body">QE_STRIPCHART_PREDEFINED_PVS - <text:span text:style-name="T20">defines up to 10 space separated PV names that are added to the Strip Chart context menu.</text:span></text:p>
      <text:p text:style-name="Text_20_body">QE_GLOBAL_STYLE_SHEET <text:span text:style-name="T19">- defines a global style that is applied to the application.</text:span></text:p>
      <text:p text:style-name="Text_20_body">QE_RECORD_FIELD_LIST - <text:span text:style-name="T20">specifies a file that defines/replace the set of field names associated with each record type.</text:span></text:p>
      <text:p text:style-name="Standard"><text:span text:style-name="T19">Running </text:span><text:span text:style-name="T8">qegui -h</text:span><text:span text:style-name="T19"> provides further details about each of these environment variables.</text:span></text:p>
      <text:p text:style-name="Standard"/>
      <text:p text:style-name="Standard">As the EPICS Qt framework is a Channel Access client, thus the values assigned to:</text:p>
      <text:p text:style-name="P4"/>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4"/>
      <text:p text:style-name="P4">can affect the operation of this program. Please refer to EPICS R3.14 Channel</text:p>
      <text:p text:style-name="P4">Access Reference Manual for details.</text:p>
      <text:p text:style-name="P2"/>
      <text:h text:style-name="Heading_20_1" text:outline-level="1"><text:bookmark-start text:name="__RefHeading__547_1828029437"/>Future Plans<text:bookmark-end text:name="__RefHeading__547_1828029437"/></text:h>
      <text:h text:style-name="Heading_20_3" text:outline-level="3">Complete Transition to GitHub</text:h>
      <text:p text:style-name="Text_20_body">Tidy up documentation.</text:p>
      <text:h text:style-name="Heading_20_3" text:outline-level="3">Archive Appliance</text:h>
      <text:p text:style-name="Text_20_body">In house work nearly complete, however this needs to be thoroughly tested on a number of Qt version / OS platform combination. </text:p>
      <text:h text:style-name="P27" text:outline-level="3">Pre-Built Libraries and QEGui program</text:h>
      <text:p text:style-name="Text_20_body">Provide a download and run capability.</text:p>
      <text:h text:style-name="Heading_20_3" text:outline-level="3">EPICS 4 Integration</text:h>
      <text:p text:style-name="P5">One day ….</text:p>
      <text:p text:style-name="P3"/>
      <text:h text:style-name="Heading_20_1" text:outline-level="1"><text:bookmark-start text:name="__RefHeading__549_1828029437"/>Feed Back and Collaboration<text:bookmark-end text:name="__RefHeading__549_1828029437"/></text:h>
      <text:p text:style-name="P12">TBD</text:p>
      <text:p text:style-name="P12"/>
      <text:h text:style-name="Heading_20_1" text:outline-level="1"><text:bookmark-start text:name="__RefHeading__583_1625597089"/>Credits<text:bookmark-end text:name="__RefHeading__583_1625597089"/></text:h>
      <text:h text:style-name="Heading_20_3" text:outline-level="3">Developers</text:h>
      <text:p text:style-name="Text_20_body"><text:span text:style-name="T14">Andrew Ryder, Glenn Jackson, Anthony Owen, <text:s/></text:span>Ricardo Fernandes, <text:span text:style-name="T14">Andrew Starritt</text:span></text:p>
      <text:h text:style-name="Heading_20_3" text:outline-level="3">3rd Party Software</text:h>
      <text:p text:style-name="P12">Apart form EPICS base and Qt itself, the EPICS Qt framework used the following.</text:p>
      <text:p text:style-name="P12"><text:span text:style-name="T15">The EPICS Qt framework relies on QWT for plotting. </text:span><text:a xlink:type="simple" xlink:href="https://sourceforge.net/projects/qwt/" text:style-name="Internet_20_link" text:visited-style-name="Visited_20_Internet_20_Link"><text:span text:style-name="T15">https://sourceforge.net/projects/qwt/</text:span></text:a><text:span text:style-name="T15">.</text:span></text:p>
      <text:p text:style-name="P12"><text:span text:style-name="T15">To access the Channel Access Archive data, the EPICS Qt framework relies on the maiaXmlRpcClient and support classes written by Frerich Raabe &lt;</text:span><text:a xlink:type="simple" xlink:href="mailto:raabe@kde.org" text:style-name="Internet_20_link" text:visited-style-name="Visited_20_Internet_20_Link"><text:span text:style-name="T15">raabe@kde.org</text:span></text:a><text:span text:style-name="T15">&gt;, Ian Reinhart Geiser &lt;</text:span><text:a xlink:type="simple" xlink:href="mailto:geiseri@kde.org" text:style-name="Internet_20_link" text:visited-style-name="Visited_20_Internet_20_Link"><text:span text:style-name="T15">geiseri@kde.org</text:span></text:a><text:span text:style-name="T15">&gt;, Karl Glatz and Sebastian Wiedenroth &lt;</text:span><text:a xlink:type="simple" xlink:href="mailto:wiedi@frubar.net" text:style-name="Internet_20_link" text:visited-style-name="Visited_20_Internet_20_Link"><text:span text:style-name="T15">wiedi@frubar.net</text:span></text:a><text:span text:style-name="T15">&gt;.</text:span></text:p>
      <text:p text:style-name="P12"><text:span text:style-name="T15">When built with MPEG support, the EPICS Qt framework relies on FFmpeg for reading MPEG image streams. </text:span><text:a xlink:type="simple" xlink:href="https://www.ffmpeg.org/" text:style-name="Internet_20_link" text:visited-style-name="Visited_20_Internet_20_Link"><text:span text:style-name="T15">https://www.ffmpeg.org/</text:span></text:a><text:span text:style-name="T15"> . </text:span></text:p>
      <text:p text:style-name="P12">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tab-stops/>
        <style:background-image/>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6T19:07:45.350667608</dc:date>
    <meta:editing-duration>PT3H8M5S</meta:editing-duration>
    <meta:editing-cycles>70</meta:editing-cycles>
    <meta:generator>LibreOffice/4.3.7.2$Linux_X86_64 LibreOffice_project/430$Build-2</meta:generator>
    <meta:document-statistic meta:table-count="1" meta:image-count="0" meta:object-count="0" meta:page-count="1" meta:paragraph-count="171" meta:word-count="1309" meta:character-count="9075" meta:non-whitespace-character-count="7828"/>
  </office:meta>
</office:document-meta>
</file>